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94" style:family="table-column">
      <style:table-column-properties fo:break-before="auto" style:column-width="314.96pt"/>
    </style:style>
    <style:style style:name="co100" style:family="table-column">
      <style:table-column-properties fo:break-before="auto" style:column-width="163.64pt"/>
    </style:style>
    <style:style style:name="co101" style:family="table-column">
      <style:table-column-properties fo:break-before="auto" style:column-width="191.4pt"/>
    </style:style>
    <style:style style:name="co102" style:family="table-column">
      <style:table-column-properties fo:break-before="auto" style:column-width="204.8pt"/>
    </style:style>
    <style:style style:name="co108" style:family="table-column">
      <style:table-column-properties fo:break-before="auto" style:column-width="157.44pt"/>
    </style:style>
    <style:style style:name="co109" style:family="table-column">
      <style:table-column-properties fo:break-before="auto" style:column-width="143.04pt"/>
    </style:style>
    <style:style style:name="co110" style:family="table-column">
      <style:table-column-properties fo:break-before="auto" style:column-width="167.75pt"/>
    </style:style>
    <style:style style:name="co116" style:family="table-column">
      <style:table-column-properties fo:break-before="auto" style:column-width="168.8pt"/>
    </style:style>
    <style:style style:name="co117" style:family="table-column">
      <style:table-column-properties fo:break-before="auto" style:column-width="155.4pt"/>
    </style:style>
    <style:style style:name="co118" style:family="table-column">
      <style:table-column-properties fo:break-before="auto" style:column-width="223.34pt"/>
    </style:style>
    <style:style style:name="co119" style:family="table-column">
      <style:table-column-properties fo:break-before="auto" style:column-width="173.96pt"/>
    </style:style>
    <style:style style:name="co120" style:family="table-column">
      <style:table-column-properties fo:break-before="auto" style:column-width="199.64pt"/>
    </style:style>
    <style:style style:name="co76" style:family="table-column">
      <style:table-column-properties fo:break-before="auto" style:column-width="327.29pt"/>
    </style:style>
    <style:style style:name="co77" style:family="table-column">
      <style:table-column-properties fo:break-before="auto" style:column-width="86.46pt"/>
    </style:style>
    <style:style style:name="co78" style:family="table-column">
      <style:table-column-properties fo:break-before="auto" style:column-width="77.16pt"/>
    </style:style>
    <style:style style:name="co79" style:family="table-column">
      <style:table-column-properties fo:break-before="auto" style:column-width="62.76pt"/>
    </style:style>
    <style:style style:name="co80" style:family="table-column">
      <style:table-column-properties fo:break-before="auto" style:column-width="69.96pt"/>
    </style:style>
    <style:style style:name="co95" style:family="table-column">
      <style:table-column-properties fo:break-before="auto" style:column-width="104.94pt"/>
    </style:style>
    <style:style style:name="co96" style:family="table-column">
      <style:table-column-properties fo:break-before="auto" style:column-width="71.01pt"/>
    </style:style>
    <style:style style:name="co97" style:family="table-column">
      <style:table-column-properties fo:break-before="auto" style:column-width="97.74pt"/>
    </style:style>
    <style:style style:name="co98" style:family="table-column">
      <style:table-column-properties fo:break-before="auto" style:column-width="84.39pt"/>
    </style:style>
    <style:style style:name="co99" style:family="table-column">
      <style:table-column-properties fo:break-before="auto" style:column-width="128.35pt"/>
    </style:style>
    <style:style style:name="co103" style:family="table-column">
      <style:table-column-properties fo:break-before="auto" style:column-width="130.51pt"/>
    </style:style>
    <style:style style:name="co104" style:family="table-column">
      <style:table-column-properties fo:break-before="auto" style:column-width="133.26pt"/>
    </style:style>
    <style:style style:name="co105" style:family="table-column">
      <style:table-column-properties fo:break-before="auto" style:column-width="157.61pt"/>
    </style:style>
    <style:style style:name="co106" style:family="table-column">
      <style:table-column-properties fo:break-before="auto" style:column-width="101.91pt"/>
    </style:style>
    <style:style style:name="co107" style:family="table-column">
      <style:table-column-properties fo:break-before="auto" style:column-width="74.1pt"/>
    </style:style>
    <style:style style:name="co111" style:family="table-column">
      <style:table-column-properties fo:break-before="auto" style:column-width="82.29pt"/>
    </style:style>
    <style:style style:name="co112" style:family="table-column">
      <style:table-column-properties fo:break-before="auto" style:column-width="68.94pt"/>
    </style:style>
    <style:style style:name="co113" style:family="table-column">
      <style:table-column-properties fo:break-before="auto" style:column-width="64.8pt"/>
    </style:style>
    <style:style style:name="co114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26"/>
        <table:table-column table:style-name="co100" table:default-cell-style-name="ce126"/>
        <table:table-column table:style-name="co101" table:default-cell-style-name="ce126"/>
        <table:table-column table:style-name="co102" table:default-cell-style-name="ce126"/>
        <table:table-column table:style-name="co108" table:default-cell-style-name="ce126"/>
        <table:table-column table:style-name="co109" table:default-cell-style-name="ce126"/>
        <table:table-column table:style-name="co110" table:default-cell-style-name="ce126"/>
        <table:table-column table:style-name="co116" table:default-cell-style-name="ce126"/>
        <table:table-column table:style-name="co117" table:default-cell-style-name="ce169"/>
        <table:table-column table:style-name="co118" table:default-cell-style-name="ce169"/>
        <table:table-column table:style-name="co119" table:default-cell-style-name="ce169"/>
        <table:table-column table:style-name="co120" table:default-cell-style-name="ce169"/>
        <table:table-column table:style-name="co10" table:number-columns-repeated="999" table:default-cell-style-name="ce169"/>
        <table:table-row table:style-name="ro1">
          <table:table-cell table:style-name="ce165" office:value-type="string" calcext:value-type="string">
            <text:p>Algorithm</text:p>
          </table:table-cell>
          <table:table-cell table:style-name="ce158" office:value-type="string" calcext:value-type="string">
            <text:p>BOT_MODE_ROAM</text:p>
          </table:table-cell>
          <table:table-cell table:style-name="ce158" office:value-type="string" calcext:value-type="string">
            <text:p>BOT_MODE_TEAM_ROAM</text:p>
          </table:table-cell>
          <table:table-cell table:style-name="ce158" office:value-type="string" calcext:value-type="string">
            <text:p>BOT_MODE_PUSH_TOWER</text:p>
          </table:table-cell>
          <table:table-cell table:style-name="ce168" office:value-type="string" calcext:value-type="string">
            <text:p>BOT_MODE_ATTACK</text:p>
          </table:table-cell>
          <table:table-cell table:style-name="ce168" office:value-type="string" calcext:value-type="string">
            <text:p>BOT_MODE_NONE</text:p>
          </table:table-cell>
          <table:table-cell table:style-name="ce127" office:value-type="string" calcext:value-type="string">
            <text:p>BOT_MODE_LANING</text:p>
          </table:table-cell>
          <table:table-cell table:style-name="ce127" office:value-type="string" calcext:value-type="string">
            <text:p>BOT_MODE_ROSHAN </text:p>
          </table:table-cell>
          <table:table-cell table:style-name="ce158" office:value-type="string" calcext:value-type="string">
            <text:p>BOT_MODE_FARM</text:p>
          </table:table-cell>
          <table:table-cell table:style-name="ce158" office:value-type="string" calcext:value-type="string">
            <text:p>BOT_MODE_DEFEND_TOWER</text:p>
          </table:table-cell>
          <table:table-cell table:style-name="ce158" office:value-type="string" calcext:value-type="string">
            <text:p>BOT_MODE_RETREAT</text:p>
          </table:table-cell>
          <table:table-cell table:style-name="ce158" office:value-type="string" calcext:value-type="string">
            <text:p>BOT_MODE_DEFEND_ALLY</text:p>
          </table:table-cell>
          <table:table-cell table:style-name="ce144"/>
          <table:table-cell table:style-name="ce170" table:number-columns-repeated="998"/>
        </table:table-row>
        <table:table-row table:style-name="ro1">
          <table:table-cell table:style-name="ce110" office:value-type="string" calcext:value-type="string">
            <text:p>max_kills_enemy_hero</text:p>
          </table:table-cell>
          <table:table-cell table:number-columns-repeated="5" table:style-name="ce136" office:value-type="float" office:value="85" calcext:value-type="float">
            <text:p>8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estimated_damage_enemy_hero</text:p>
          </table:table-cell>
          <table:table-cell table:number-columns-repeated="2" table:style-name="ce136" office:value-type="float" office:value="80" calcext:value-type="float">
            <text:p>80</text:p>
          </table:table-cell>
          <table:table-cell table:number-columns-repeated="3" table:style-name="ce136" office:value-type="float" office:value="75" calcext:value-type="float">
            <text:p>7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hp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0" calcext:value-type="float">
            <text:p>10</text:p>
          </table:table-cell>
          <table:table-cell table:style-name="ce136" office:value-type="float" office:value="15" calcext:value-type="float">
            <text:p>1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ast_hit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60" calcext:value-type="float">
            <text:p>60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in_hp_enemy_building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70" calcext:value-type="float">
            <text:p>7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ow_hp_enemy_hero</text:p>
          </table:table-cell>
          <table:table-cell table:number-columns-repeated="5" table:style-name="ce136" office:value-type="float" office:value="90" calcext:value-type="float">
            <text:p>9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ow_hp_enemy_building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80" calcext:value-type="float">
            <text:p>8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hp_neutral_creep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60" calcext:value-type="float">
            <text:p>6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attacking_enemy_hero</text:p>
          </table:table-cell>
          <table:table-cell table:number-columns-repeated="2" table:style-name="ce136" office:value-type="float" office:value="50" calcext:value-type="float">
            <text:p>50</text:p>
          </table:table-cell>
          <table:table-cell table:number-columns-repeated="3" table:style-name="ce136" office:value-type="float" office:value="65" calcext:value-type="float">
            <text:p>6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75" calcext:value-type="float">
            <text:p>7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attacking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15" calcext:value-type="float">
            <text:p>1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25" calcext:value-type="float">
            <text:p>2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106"/>
          <table:table-cell table:style-name="ce136" table:number-columns-repeated="5"/>
          <table:table-cell table:style-name="ce13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6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6" table:default-cell-style-name="ce105"/>
        <table:table-column table:style-name="co77" table:default-cell-style-name="ce105"/>
        <table:table-column table:style-name="co78" table:default-cell-style-name="ce105"/>
        <table:table-column table:style-name="co79" table:default-cell-style-name="ce105"/>
        <table:table-column table:style-name="co80" table:default-cell-style-name="ce105"/>
        <table:table-column table:style-name="co95" table:default-cell-style-name="ce105"/>
        <table:table-column table:style-name="co96" table:default-cell-style-name="ce105"/>
        <table:table-column table:style-name="co97" table:default-cell-style-name="ce105"/>
        <table:table-column table:style-name="co98" table:default-cell-style-name="ce105"/>
        <table:table-column table:style-name="co99" table:default-cell-style-name="ce105"/>
        <table:table-column table:style-name="co103" table:default-cell-style-name="ce105"/>
        <table:table-column table:style-name="co104" table:default-cell-style-name="ce105"/>
        <table:table-column table:style-name="co105" table:default-cell-style-name="ce105"/>
        <table:table-column table:style-name="co10" table:number-columns-repeated="1008" table:default-cell-style-name="ce152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4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48" office:value-type="string" calcext:value-type="string">
            <text:p>Defend TOP desire</text:p>
          </table:table-cell>
          <table:table-cell table:style-name="ce148" office:value-type="string" calcext:value-type="string">
            <text:p>Defend MID desire</text:p>
          </table:table-cell>
          <table:table-cell table:style-name="ce148" office:value-type="string" calcext:value-type="string">
            <text:p>Defend BOT desire</text:p>
          </table:table-cell>
          <table:table-cell table:style-name="ce153" table:number-columns-repeated="1008"/>
        </table:table-row>
        <table:table-row table:style-name="ro1">
          <table:table-cell table:style-name="ce91" office:value-type="string" calcext:value-type="string">
            <text:p>ally_mega_creep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aegi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cheese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ax_kills_enemy_hero_alive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number-columns-repeated="2"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ax_kills_ally_hero_alive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time_is_more_5_minutes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alive_then_enemy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top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mi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5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bot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top_then_enemy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mid_then_enemy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bot_then_enemy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night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_enemy_team_dead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0" calcext:value-type="float">
            <text:p>-10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enemy_hero_was_seen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 table:style-name="ce119" office:value-type="float" office:value="-100" calcext:value-type="float">
            <text:p>-100</text:p>
          </table:table-cell>
          <table:table-cell table:style-name="ce112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05"/>
        <table:table-column table:style-name="co77" table:default-cell-style-name="ce105"/>
        <table:table-column table:style-name="co78" table:default-cell-style-name="ce105"/>
        <table:table-column table:style-name="co79" table:default-cell-style-name="ce105"/>
        <table:table-column table:style-name="co80" table:default-cell-style-name="ce105"/>
        <table:table-column table:style-name="co106" table:default-cell-style-name="ce105"/>
        <table:table-column table:style-name="co107" table:default-cell-style-name="ce105"/>
        <table:table-column table:style-name="co111" table:default-cell-style-name="ce105"/>
        <table:table-column table:style-name="co112" table:default-cell-style-name="ce105"/>
        <table:table-column table:style-name="co78" table:default-cell-style-name="ce105"/>
        <table:table-column table:style-name="co80" table:default-cell-style-name="ce105"/>
        <table:table-column table:style-name="co113" table:default-cell-style-name="ce105"/>
        <table:table-column table:style-name="co80" table:default-cell-style-name="ce105"/>
        <table:table-column table:style-name="co106" table:default-cell-style-name="ce105"/>
        <table:table-column table:style-name="co114" table:default-cell-style-name="ce105"/>
        <table:table-column table:style-name="co103" table:default-cell-style-name="ce105"/>
        <table:table-column table:style-name="co104" table:default-cell-style-name="ce105"/>
        <table:table-column table:style-name="co105" table:default-cell-style-name="ce105"/>
        <table:table-column table:style-name="co10" table:number-columns-repeated="1006" table:default-cell-style-name="ce152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4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Retreat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Attack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Evasive maneuvers desire</text:p>
          </table:table-cell>
          <table:covered-table-cell table:style-name="ce148"/>
          <table:table-cell table:style-name="ce148" office:value-type="string" calcext:value-type="string">
            <text:p>Defend TOP desire</text:p>
          </table:table-cell>
          <table:table-cell table:style-name="ce148" office:value-type="string" calcext:value-type="string">
            <text:p>Defend MID desire</text:p>
          </table:table-cell>
          <table:table-cell table:style-name="ce148" office:value-type="string" calcext:value-type="string">
            <text:p>Defend BOT desire</text:p>
          </table:table-cell>
          <table:table-cell table:style-name="ce153" table:number-columns-repeated="1006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-5" calcext:value-type="float">
            <text:p>-5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10" calcext:value-type="float">
            <text:p>-1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40" calcext:value-type="float">
            <text:p>-4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style-name="ce112" office:value-type="float" office:value="76" calcext:value-type="float">
            <text:p>76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style-name="ce115" office:value-type="float" office:value="-85" calcext:value-type="float">
            <text:p>-8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76" calcext:value-type="float">
            <text:p>76</text:p>
          </table:table-cell>
          <table:table-cell table:style-name="ce112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attacked_by_tower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76" calcext:value-type="float">
            <text:p>76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attacked_by_enemy_hero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attacked_by_enemy_creep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76" calcext:value-type="float">
            <text:p>76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roam_target_is_near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50" calcext:value-type="float">
            <text:p>-5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1:02:14.224582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4T21:39:46.839673439</dc:date>
    <meta:editing-duration>P1DT15H19M37S</meta:editing-duration>
    <meta:editing-cycles>1728</meta:editing-cycles>
    <meta:document-statistic meta:table-count="9" meta:cell-count="2713" meta:object-count="0"/>
  </office:meta>
</office:document-meta>
</file>